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erif" fo:font-size="10pt" fo:font-weight="bold" fo:background-color="#ffff00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serif" fo:font-size="10pt" fo:font-weight="bold" officeooo:paragraph-rsid="0039c7b7" fo:background-color="#ffff00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style:font-name="serif" fo:font-size="10pt" fo:font-weight="bold" officeooo:paragraph-rsid="00343f80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serif" fo:font-size="10pt" fo:font-weight="bold" officeooo:paragraph-rsid="00341ca3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serif" fo:font-size="10pt" fo:font-weight="normal" officeooo:paragraph-rsid="00341ca3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999999" style:font-name="serif" fo:font-size="10pt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ff0000" style:font-name="serif" fo:font-size="10pt" fo:font-weight="bold" fo:background-color="#ffff00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ff0000" style:font-name="serif" fo:font-size="10pt" fo:font-weight="bold" officeooo:paragraph-rsid="003839b7" fo:background-color="#ffff00" style:font-size-asian="10pt" style:font-weight-asian="bold" style:font-size-complex="10pt" style:font-weight-complex="bold"/>
    </style:style>
    <style:style style:name="T1" style:family="text">
      <style:text-properties fo:color="#c9211e" officeooo:rsid="002d84e9"/>
    </style:style>
    <style:style style:name="T2" style:family="text">
      <style:text-properties fo:color="#c9211e" fo:font-weight="normal" officeooo:rsid="002d84e9" style:font-weight-asian="normal" style:font-weight-complex="normal"/>
    </style:style>
    <style:style style:name="T3" style:family="text">
      <style:text-properties officeooo:rsid="002d84e9"/>
    </style:style>
    <style:style style:name="T4" style:family="text">
      <style:text-properties fo:font-weight="normal" officeooo:rsid="002d84e9" style:font-weight-asian="normal" style:font-weight-complex="normal"/>
    </style:style>
    <style:style style:name="T5" style:family="text">
      <style:text-properties fo:font-weight="normal" officeooo:rsid="003839b7" style:font-weight-asian="normal" style:font-weight-complex="normal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3839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a host environment</text:p>
      <text:p text:style-name="P3">sudo apt-get install gawk wget git-core diffstat unzip texinfo gcc-multilib build-essential chrpath</text:p>
      <text:p text:style-name="P3"/>
      <text:p text:style-name="P6">If you want to use graphics support or you intend to use Eclipse IDE, then you need to</text:p>
      <text:p text:style-name="P6">install these packages:</text:p>
      <text:p text:style-name="P3">sudo apt-get install libsdl1.2-dev xterm</text:p>
      <text:p text:style-name="P3"/>
      <text:p text:style-name="P6">These packages are required if you want to build a Yocto Project documentation:</text:p>
      <text:p text:style-name="P3">sudo apt-get install make xsltproc docbook-utils fop dblatex xmlto</text:p>
      <text:p text:style-name="P3"/>
      <text:p text:style-name="P6">These packages are required only if you want to build an Application Development Kit</text:p>
      <text:p text:style-name="P6">(ADK):</text:p>
      <text:p text:style-name="P3">sudo apt-get install autoconf automake libtool libglib2.0-dev</text:p>
      <text:p text:style-name="P3"/>
      <text:p text:style-name="P10">sudo apt install zstd <text:s text:c="2"/><text:span text:style-name="T5">Потребовалось для сборки</text:span></text:p>
      <text:p text:style-name="P3"/>
      <text:p text:style-name="P3"/>
      <text:p text:style-name="P3"/>
      <text:p text:style-name="P3">$ cd yocto</text:p>
      <text:p text:style-name="P6">Fetch sources for Poky:</text:p>
      <text:p text:style-name="P8">$ git clone -b daisy git://git.yoctoproject.org/poky.git</text:p>
      <text:p text:style-name="P4">$ git clone git://git.yoctoproject.org/poky.git</text:p>
      <text:p text:style-name="P6">Change the directory to poky:</text:p>
      <text:p text:style-name="P1">cd poky</text:p>
      <text:p text:style-name="P3"><text:span text:style-name="T6">source oe-init-build-env build_bbb</text:span> <text:s text:c="4"/><text:span text:style-name="T2">(передали имя build директории)</text:span></text:p>
      <text:p text:style-name="P3"><text:span text:style-name="T2"/></text:p>
      <text:p text:style-name="P3"><text:span text:style-name="T3">Local.conf</text:span></text:p>
      <text:p text:style-name="P3"><text:span text:style-name="T4"/></text:p>
      <text:p text:style-name="P8"><text:span text:style-name="T4">BB_NUMBER_THREADS ?= "1.5 * Number of cores"</text:span></text:p>
      <text:p text:style-name="P8"><text:span text:style-name="T4">PARALLEL_MAKE ?= "-j 2 * Number of cores"</text:span></text:p>
      <text:p text:style-name="P3"><text:span text:style-name="T4">MACHINE ?= "beaglebone-yocto"</text:span></text:p>
      <text:p text:style-name="P3"><text:span text:style-name="T4">DL_DIR ?= "${TOPDIR}/../../downloads"</text:span></text:p>
      <text:p text:style-name="P3"><text:span text:style-name="T4">PACKAGE_CLASSES ?= "package_ipk"</text:span></text:p>
      <text:p text:style-name="P3"><text:span text:style-name="T4"/></text:p>
      <text:p text:style-name="P5">conf-notes.txt</text:p>
      <text:p text:style-name="P6">You can now run 'bitbake &lt;target&gt;'</text:p>
      <text:p text:style-name="P6"/>
      <text:p text:style-name="P6">Common targets are:</text:p>
      <text:p text:style-name="P6"><text:s text:c="4"/>core-image-minimal</text:p>
      <text:p text:style-name="P6"><text:s text:c="4"/>core-image-full-cmdline</text:p>
      <text:p text:style-name="P6"><text:s text:c="4"/>core-image-sato</text:p>
      <text:p text:style-name="P6"><text:s text:c="4"/>core-image-weston</text:p>
      <text:p text:style-name="P6"><text:s text:c="4"/>meta-toolchain</text:p>
      <text:p text:style-name="P6"><text:s text:c="4"/>meta-ide-support</text:p>
      <text:p text:style-name="P6"/>
      <text:p text:style-name="P6">You can also run generated qemu images with a command like 'runqemu qemux86-64'.</text:p>
      <text:p text:style-name="P6"/>
      <text:p text:style-name="P6">Other commonly useful commands are:</text:p>
      <text:p text:style-name="P6"><text:s/>- 'devtool' and 'recipetool' handle common recipe tasks</text:p>
      <text:p text:style-name="P6"><text:s/>- 'bitbake-layers' handles common layer tasks</text:p>
      <text:p text:style-name="P6"><text:s/>- 'oe-pkgdata-util' handles common target package tasks</text:p>
      <text:p text:style-name="P6"/>
      <text:p text:style-name="P2"><text:span text:style-name="T3">bitbake core-image-sato</text:span></text:p>
      <text:p text:style-name="P9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5T17:52:23.767712807</dc:date>
    <meta:editing-duration>PT3H25M5S</meta:editing-duration>
    <meta:editing-cycles>55</meta:editing-cycles>
    <meta:document-statistic meta:table-count="0" meta:image-count="0" meta:object-count="0" meta:page-count="1" meta:paragraph-count="39" meta:word-count="207" meta:character-count="1546" meta:non-whitespace-character-count="1345"/>
  </office:meta>
</office:document-meta>
</file>